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1cm" svg:height="18.354cm" svg:x="15.5cm" svg:y="47cm">
            <draw:object draw:notify-on-update-of-ranges="Sheet1.E9:Sheet1.E134 Sheet1.F9:Sheet1.F1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0398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0596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0792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0988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118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1374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1566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17568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194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213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2320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2506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2690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2874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305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32368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34164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0.35948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0.3772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0.3948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0.4122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0.4296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0.44688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0.464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0.481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0.4978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0.5146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0.5312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0.5478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0.564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0.58048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0.5966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0.61268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0.628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0.6444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0.66008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0.6756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0.69108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0.7064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0.7216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0.7366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0.75164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0.76648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0.7812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0.795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0.81028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0.82464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0.83888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0.85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0.867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0.88088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0.89464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0.90828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0.921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0.9352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0.94848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0.9616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0.97468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0.9876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1.000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1.01308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1.02564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1.03808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1.0504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1.0626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1.07468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1.08664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1.09848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1.110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1.1218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1.13328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1.14464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.15588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1.16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1.17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1.1888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1.19964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1.21028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1.2208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1.2312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1.24148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1.25164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1.26168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1.2716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1.2814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1.29108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1.30064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1.31008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1.3194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1.3286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1.33768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1.34664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1.35548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1.3642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1.3728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1.38128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1.3896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1.39788</text:p>
          </table:table-cell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.406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.414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.42188</text:p>
          </table:table-cell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.42964</text:p>
          </table:table-cell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.43728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.4448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.4522</text:p>
          </table:table-cell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.45948</text:p>
          </table:table-cell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.46664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.47368</text:p>
          </table:table-cell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.4806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.4874</text:p>
          </table:table-cell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.49408</text:p>
          </table:table-cell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.50064</text:p>
          </table:table-cell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.50708</text:p>
          </table:table-cell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.5134</text:p>
          </table:table-cell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.5196</text:p>
          </table:table-cell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.52568</text:p>
          </table:table-cell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.53164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.53748</text:p>
          </table:table-cell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.5432</text:p>
          </table:table-cell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.5488</text:p>
          </table:table-cell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.55428</text:p>
          </table:table-cell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.55964</text:p>
          </table:table-cell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.56488</text:p>
          </table:table-cell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 Samuelsson</meta:initial-creator>
    <meta:creation-date>2015-07-12T23:23:21.002461230</meta:creation-date>
    <dc:date>2015-07-12T23:38:54.142941478</dc:date>
    <dc:creator>Heinz Samuelsson</dc:creator>
    <meta:editing-duration>PT1M30S</meta:editing-duration>
    <meta:editing-cycles>2</meta:editing-cycles>
    <meta:generator>LibreOffice/4.2.8.2$Linux_x86 LibreOffice_project/420m0$Build-2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01cm" svg:height="18.355cm" xlink:href=".." xlink:type="simple" chart:class="chart:line" chart:style-name="ch1">
        <chart:legend chart:legend-position="end" svg:x="38.737cm" svg:y="8.629cm" style:legend-expansion="high" chart:style-name="ch2"/>
        <chart:plot-area chart:style-name="ch3" table:cell-range-address="Sheet1.E9:Sheet1.F134" svg:x="0.82cm" svg:y="0.367cm" svg:width="37.098cm" svg:height="17.621cm">
          <chartooo:coordinate-region svg:x="1.627cm" svg:y="0.566cm" svg:width="36.011cm" svg:height="16.3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134" chart:class="chart:line">
            <chart:data-point chart:repeated="126"/>
          </chart:series>
          <chart:series chart:style-name="ch7" chart:values-cell-range-address="Sheet1.F9:Sheet1.F134" chart:class="chart:line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9:Sheet1.E134</svg:desc>
                </draw:g>
              </table:table-cell>
              <table:table-cell office:value-type="float" office:value="NaN">
                <text:p>NaN</text:p>
                <draw:g>
                  <svg:desc>Sheet1.F9:Sheet1.F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